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F5000000EDCAB2F6202B8E7D6B.png" manifest:media-type="image/png"/>
  <manifest:file-entry manifest:full-path="Pictures/100002010000009D0000003B05CDC67BBD9017EF.png" manifest:media-type="image/png"/>
  <manifest:file-entry manifest:full-path="Pictures/100002010000018500000179926F08241BE0F27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212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001cm" svg:height="13.55cm" svg:x="3.6cm" svg:y="8.8cm">
          <draw:image xlink:href="../../../../../../../Applications/LibreOffice.app/Contents/Resources/../Resources/gallery/diagrams/Section-Hexagons01.svg" xlink:type="simple" xlink:show="embed" xlink:actuate="onLoad">
            <text:p/>
          </draw:image>
          <draw:image xlink:href="Pictures/100002010000018500000179926F08241BE0F275.png" xlink:type="simple" xlink:show="embed" xlink:actuate="onLoad"/>
        </draw:frame>
        <draw:g>
          <draw:frame draw:style-name="gr2" draw:text-style-name="P1" draw:layer="layout" svg:width="5.7cm" svg:height="5.531cm" svg:x="1.1cm" svg:y="4.5cm">
            <draw:image xlink:href="../../../../../../../Applications/LibreOffice.app/Contents/Resources/../Resources/gallery/diagrams/Section-Cubes05.svg" xlink:type="simple" xlink:show="embed" xlink:actuate="onLoad">
              <text:p/>
            </draw:image>
            <draw:image xlink:href="Pictures/10000201000000F5000000EDCAB2F6202B8E7D6B.png" xlink:type="simple" xlink:show="embed" xlink:actuate="onLoad"/>
          </draw:frame>
          <draw:frame draw:style-name="gr3" draw:text-style-name="P2" draw:layer="layout" svg:width="4.7cm" svg:height="0.962cm" svg:x="1.6cm" svg:y="9.438cm">
            <draw:text-box>
              <text:p>Domain Model</text:p>
            </draw:text-box>
          </draw:frame>
        </draw:g>
        <draw:frame draw:style-name="gr4" draw:text-style-name="P2" draw:layer="layout" svg:width="6.2cm" svg:height="1.3cm" svg:x="8cm" svg:y="11.1cm">
          <draw:text-box>
            <text:p>Design Interaction</text:p>
          </draw:text-box>
        </draw:frame>
        <draw:frame draw:style-name="gr5" draw:text-style-name="P2" draw:layer="layout" svg:width="7.4cm" svg:height="1.4cm" svg:x="11.5cm" svg:y="19cm">
          <draw:text-box>
            <text:p>Extract Classes</text:p>
          </draw:text-box>
        </draw:frame>
        <draw:frame draw:style-name="gr6" draw:text-style-name="P2" draw:layer="layout" svg:width="5.9cm" svg:height="1.8cm" svg:x="4.9cm" svg:y="18.6cm">
          <draw:text-box>
            <text:p>Apply Design Patterns</text:p>
          </draw:text-box>
        </draw:frame>
        <draw:frame draw:style-name="gr7" draw:text-style-name="P1" draw:layer="layout" svg:width="5.102cm" svg:height="1.922cm" draw:transform="rotate (-0.519060919543113) translate (6.654cm 5.8cm)">
          <draw:image xlink:href="../../../../../../../Applications/LibreOffice.app/Contents/Resources/../Resources/gallery/arrows/A24-CurvedArrow-LightBlue-Right.svg" xlink:type="simple" xlink:show="embed" xlink:actuate="onLoad">
            <text:p/>
          </draw:image>
          <draw:image xlink:href="Pictures/100002010000009D0000003B05CDC67BBD9017EF.png" xlink:type="simple" xlink:show="embed" xlink:actuate="onLoad"/>
        </draw:frame>
        <draw:frame draw:style-name="gr1" draw:text-style-name="P1" draw:layer="layout" svg:width="5.102cm" svg:height="1.922cm" draw:transform="rotate (1.71269159498204) translate (2.797cm 15.6cm)">
          <draw:image xlink:href="../../../../../../../Applications/LibreOffice.app/Contents/Resources/../Resources/gallery/arrows/A24-CurvedArrow-LightBlue-Right.svg" xlink:type="simple" xlink:show="embed" xlink:actuate="onLoad">
            <text:p/>
          </draw:image>
          <draw:image xlink:href="Pictures/100002010000009D0000003B05CDC67BBD9017EF.png" xlink:type="simple" xlink:show="embed" xlink:actuate="onLoad"/>
        </draw:frame>
        <draw:frame draw:style-name="gr7" draw:text-style-name="P1" draw:layer="layout" svg:width="3.668cm" svg:height="1.382cm" draw:transform="rotate (-0.839852436059672) translate (14.651cm 11.3cm)">
          <draw:image xlink:href="../../../../../../../Applications/LibreOffice.app/Contents/Resources/../Resources/gallery/arrows/A24-CurvedArrow-LightBlue-Right.svg" xlink:type="simple" xlink:show="embed" xlink:actuate="onLoad">
            <text:p/>
          </draw:image>
          <draw:image xlink:href="Pictures/100002010000009D0000003B05CDC67BBD9017EF.png" xlink:type="simple" xlink:show="embed" xlink:actuate="onLoad"/>
        </draw:frame>
        <draw:frame draw:style-name="gr7" draw:text-style-name="P1" draw:layer="layout" svg:width="3.668cm" svg:height="1.382cm" draw:transform="rotate (-3.02936798268656) translate (12.8cm 22.373cm)">
          <draw:image xlink:href="../../../../../../../Applications/LibreOffice.app/Contents/Resources/../Resources/gallery/arrows/A24-CurvedArrow-LightBlue-Right.svg" xlink:type="simple" xlink:show="embed" xlink:actuate="onLoad">
            <text:p/>
          </draw:image>
          <draw:image xlink:href="Pictures/100002010000009D0000003B05CDC67BBD9017EF.png" xlink:type="simple" xlink:show="embed" xlink:actuate="onLoad"/>
        </draw:frame>
        <draw:frame draw:style-name="gr7" draw:text-style-name="P1" draw:layer="layout" svg:width="3.668cm" svg:height="1.382cm" draw:transform="rotate (0.885056463686325) translate (4.341cm 14.207cm)">
          <draw:image xlink:href="../../../../../../../Applications/LibreOffice.app/Contents/Resources/../Resources/gallery/arrows/A24-CurvedArrow-LightBlue-Right.svg" xlink:type="simple" xlink:show="embed" xlink:actuate="onLoad">
            <text:p/>
          </draw:image>
          <draw:image xlink:href="Pictures/100002010000009D0000003B05CDC67BBD9017E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ael Svahnberg</meta:initial-creator>
    <meta:creation-date>2016-10-11T14:32:57.027680000</meta:creation-date>
    <dc:date>2016-10-11T14:53:57.622803000</dc:date>
    <dc:creator>Mikael Svahnberg</dc:creator>
    <meta:editing-duration>PT21M</meta:editing-duration>
    <meta:editing-cycles>3</meta:editing-cycles>
    <meta:generator>LibreOffice/5.0.2.2$MacOSX_X86_64 LibreOffice_project/37b43f919e4de5eeaca9b9755ed688758a8251fe</meta:generator>
    <meta:document-statistic meta:object-count="12"/>
  </office:meta>
</office:document-meta>
</file>